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P4" style:family="paragraph" style:parent-style-name="Standard">
      <style:text-properties officeooo:rsid="0009cd3c" officeooo:paragraph-rsid="0009cd3c"/>
    </style:style>
    <style:style style:name="P5" style:family="paragraph" style:parent-style-name="Standard">
      <style:text-properties officeooo:rsid="000c5e8c" officeooo:paragraph-rsid="000c5e8c"/>
    </style:style>
    <style:style style:name="P6" style:family="paragraph" style:parent-style-name="Standard">
      <style:text-properties officeooo:rsid="000d8868" officeooo:paragraph-rsid="000d8868"/>
    </style:style>
    <style:style style:name="P7" style:family="paragraph" style:parent-style-name="Standard">
      <style:text-properties officeooo:rsid="000d9765" officeooo:paragraph-rsid="000d9765"/>
    </style:style>
    <style:style style:name="P8" style:family="paragraph" style:parent-style-name="Standard">
      <style:text-properties officeooo:rsid="000e6ca4" officeooo:paragraph-rsid="000e6ca4"/>
    </style:style>
    <style:style style:name="T1" style:family="text">
      <style:text-properties officeooo:rsid="0008fa86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4">Šventėse pridėjus šalis, šalyse matosi, kad joms yra priskirtos šventės!!!!!!!</text:p>
      <text:p text:style-name="P4">Padarytas loginimas – kai sukuria naują šventę.</text:p>
      <text:p text:style-name="P4"/>
      <text:p text:style-name="P4">07springsecurity – čia reikia padaryti prisijungimą prie sistemos. Ir dar <text:span text:style-name="T2">papildyti loginimą</text:span> kitose operacijose.</text:p>
      <text:p text:style-name="P4"/>
      <text:p text:style-name="P5">08pravalymas – čia pravalysiu nereikalingą kodą, kad nebūtų nereikalingų klasių ar JS failų reakte.</text:p>
      <text:p text:style-name="P5"/>
      <text:p text:style-name="P6">09logging – čia padariau loginimą.</text:p>
      <text:p text:style-name="P6"/>
      <text:p text:style-name="P7">10uzpildymas – čia padarysiu automatinį duomenų užpildymą. Suvesti roles (admin ir user) bei vieną vartotoją su admin teisėmis.</text:p>
      <text:p text:style-name="P1"/>
      <text:p text:style-name="P8">11tikrinimai – čia sudėsiu tikrinimus, kad nebūtų galima įvesti tokio pačio įrašo – pavadinimas yra unikalu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6-06T19:31:28.022880628</dc:date>
    <meta:editing-duration>PT19M5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86" meta:character-count="1407" meta:non-whitespace-character-count="1224"/>
  </office:meta>
</office:document-meta>
</file>